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1.6368in"/>
    </style:style>
    <style:style style:name="Table1.B" style:family="table-column">
      <style:table-column-properties style:column-width="5.288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3.5521in"/>
    </style:style>
    <style:style style:name="Table2.B" style:family="table-column">
      <style:table-column-properties style:column-width="3.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fo:font-weight="bold" officeooo:rsid="000fc8b8" officeooo:paragraph-rsid="0002e497" style:font-weight-asian="bold" style:font-weight-complex="bold"/>
    </style:style>
    <style:style style:name="P2" style:family="paragraph" style:parent-style-name="Standard">
      <style:paragraph-properties fo:line-height="200%" fo:text-align="start" style:justify-single-word="false"/>
      <style:text-properties fo:font-weight="bold" officeooo:rsid="000f4f55" officeooo:paragraph-rsid="000314bb" style:font-weight-asian="bold" style:font-weight-complex="bold"/>
    </style:style>
    <style:style style:name="P3" style:family="paragraph" style:parent-style-name="Standard">
      <style:paragraph-properties fo:line-height="200%" fo:text-align="start" style:justify-single-word="false"/>
      <style:text-properties fo:font-weight="bold" officeooo:rsid="001a8fcf" officeooo:paragraph-rsid="0006ff58" style:font-weight-asian="bold" style:font-weight-complex="bold"/>
    </style:style>
    <style:style style:name="P4" style:family="paragraph" style:parent-style-name="Standard">
      <style:paragraph-properties fo:line-height="200%" fo:text-align="start" style:justify-single-word="false"/>
      <style:text-properties fo:font-weight="bold" officeooo:rsid="001ab2b5" officeooo:paragraph-rsid="00132ebf" style:font-weight-asian="bold" style:font-weight-complex="bold"/>
    </style:style>
    <style:style style:name="P5" style:family="paragraph" style:parent-style-name="Standard" style:list-style-name="L1">
      <style:paragraph-properties fo:line-height="200%" fo:text-align="start" style:justify-single-word="false"/>
      <style:text-properties fo:font-weight="normal" officeooo:rsid="000510d2" officeooo:paragraph-rsid="000510d2" style:font-weight-asian="normal" style:font-weight-complex="normal"/>
    </style:style>
    <style:style style:name="P6" style:family="paragraph" style:parent-style-name="Standard">
      <style:paragraph-properties fo:line-height="200%" fo:text-align="start" style:justify-single-word="false"/>
      <style:text-properties fo:font-weight="normal" officeooo:rsid="000f4f55" officeooo:paragraph-rsid="000314bb" style:font-weight-asian="normal" style:font-weight-complex="normal"/>
    </style:style>
    <style:style style:name="P7" style:family="paragraph" style:parent-style-name="Standard">
      <style:paragraph-properties fo:line-height="200%" fo:text-align="start" style:justify-single-word="false"/>
      <style:text-properties fo:font-weight="normal" officeooo:rsid="001a8fcf" officeooo:paragraph-rsid="0006ff58" style:font-weight-asian="normal" style:font-weight-complex="normal"/>
    </style:style>
    <style:style style:name="P8" style:family="paragraph" style:parent-style-name="Standard">
      <style:paragraph-properties fo:line-height="200%" fo:text-align="start" style:justify-single-word="false"/>
      <style:text-properties fo:font-weight="normal" officeooo:rsid="001a8fcf" officeooo:paragraph-rsid="00126508" style:font-weight-asian="normal" style:font-weight-complex="normal"/>
    </style:style>
    <style:style style:name="P9" style:family="paragraph" style:parent-style-name="Standard">
      <style:paragraph-properties fo:line-height="200%" fo:text-align="start" style:justify-single-word="false"/>
      <style:text-properties fo:font-weight="normal" officeooo:rsid="000cde17" officeooo:paragraph-rsid="000cde17" style:font-weight-asian="normal" style:font-weight-complex="normal"/>
    </style:style>
    <style:style style:name="P10" style:family="paragraph" style:parent-style-name="Standard">
      <style:paragraph-properties fo:line-height="200%" fo:text-align="start" style:justify-single-word="false"/>
      <style:text-properties fo:font-weight="normal" officeooo:rsid="001ab2b5" officeooo:paragraph-rsid="00126508" style:font-weight-asian="normal" style:font-weight-complex="normal"/>
    </style:style>
    <style:style style:name="P11" style:family="paragraph" style:parent-style-name="Table_20_Contents">
      <style:paragraph-properties fo:text-align="start" style:justify-single-word="false"/>
      <style:text-properties officeooo:rsid="00074728" officeooo:paragraph-rsid="00074728"/>
    </style:style>
    <style:style style:name="P12" style:family="paragraph" style:parent-style-name="Table_20_Contents">
      <style:paragraph-properties fo:text-align="start" style:justify-single-word="false"/>
      <style:text-properties officeooo:rsid="0009278d" officeooo:paragraph-rsid="0009278d"/>
    </style:style>
    <style:style style:name="P13" style:family="paragraph" style:parent-style-name="Table_20_Contents">
      <style:paragraph-properties fo:text-align="start" style:justify-single-word="false"/>
      <style:text-properties officeooo:rsid="000ad44e" officeooo:paragraph-rsid="000ad44e"/>
    </style:style>
    <style:style style:name="P14" style:family="paragraph" style:parent-style-name="Table_20_Contents">
      <style:paragraph-properties fo:text-align="start" style:justify-single-word="false"/>
      <style:text-properties officeooo:rsid="000f130c" officeooo:paragraph-rsid="000f130c"/>
    </style:style>
    <style:style style:name="P15" style:family="paragraph" style:parent-style-name="Table_20_Contents">
      <style:paragraph-properties fo:text-align="start" style:justify-single-word="false"/>
      <style:text-properties officeooo:rsid="0010c440" officeooo:paragraph-rsid="0010c440"/>
    </style:style>
    <style:style style:name="P16" style:family="paragraph" style:parent-style-name="Table_20_Contents">
      <style:paragraph-properties fo:text-align="start" style:justify-single-word="false"/>
      <style:text-properties officeooo:rsid="001ab2b5" officeooo:paragraph-rsid="0010c440"/>
    </style:style>
    <style:style style:name="P17" style:family="paragraph" style:parent-style-name="Table_20_Contents">
      <style:paragraph-properties fo:text-align="start" style:justify-single-word="false"/>
      <style:text-properties officeooo:rsid="001d3b76" officeooo:paragraph-rsid="00132ebf"/>
    </style:style>
    <style:style style:name="P18" style:family="paragraph" style:parent-style-name="Table_20_Contents">
      <style:paragraph-properties fo:text-align="start" style:justify-single-word="false"/>
      <style:text-properties officeooo:rsid="00214c67" officeooo:paragraph-rsid="00132ebf"/>
    </style:style>
    <style:style style:name="P19" style:family="paragraph" style:parent-style-name="Table_20_Contents">
      <style:paragraph-properties fo:text-align="start" style:justify-single-word="false"/>
      <style:text-properties officeooo:rsid="002221b9" officeooo:paragraph-rsid="00132ebf"/>
    </style:style>
    <style:style style:name="P20" style:family="paragraph" style:parent-style-name="Table_20_Contents">
      <style:paragraph-properties fo:text-align="start" style:justify-single-word="false"/>
      <style:text-properties officeooo:rsid="00203340" officeooo:paragraph-rsid="00132ebf"/>
    </style:style>
    <style:style style:name="P21" style:family="paragraph" style:parent-style-name="Table_20_Contents">
      <style:paragraph-properties fo:text-align="start" style:justify-single-word="false"/>
      <style:text-properties officeooo:rsid="001ed113" officeooo:paragraph-rsid="00132ebf"/>
    </style:style>
    <style:style style:name="P22" style:family="paragraph" style:parent-style-name="Table_20_Contents">
      <style:paragraph-properties fo:text-align="start" style:justify-single-word="false"/>
      <style:text-properties officeooo:rsid="0023b1af" officeooo:paragraph-rsid="00132ebf"/>
    </style:style>
    <style:style style:name="P23" style:family="paragraph" style:parent-style-name="Table_20_Contents">
      <style:paragraph-properties fo:text-align="start" style:justify-single-word="false"/>
      <style:text-properties fo:font-weight="bold" officeooo:rsid="00350cbb" officeooo:paragraph-rsid="00132ebf" style:font-weight-asian="bold" style:font-weight-complex="bold"/>
    </style:style>
    <style:style style:name="P24" style:family="paragraph" style:parent-style-name="Table_20_Contents">
      <style:paragraph-properties fo:text-align="start" style:justify-single-word="false"/>
      <style:text-properties officeooo:rsid="00350cbb" officeooo:paragraph-rsid="00132ebf"/>
    </style:style>
    <style:style style:name="P25" style:family="paragraph" style:parent-style-name="Table_20_Contents">
      <style:paragraph-properties fo:text-align="start" style:justify-single-word="false"/>
      <style:text-properties officeooo:rsid="001f496b" officeooo:paragraph-rsid="00132ebf"/>
    </style:style>
    <style:style style:name="P26" style:family="paragraph" style:parent-style-name="Table_20_Contents">
      <style:paragraph-properties fo:text-align="start" style:justify-single-word="false"/>
      <style:text-properties officeooo:rsid="002818c9" officeooo:paragraph-rsid="00132ebf"/>
    </style:style>
    <style:style style:name="P27" style:family="paragraph" style:parent-style-name="Table_20_Contents">
      <style:paragraph-properties fo:text-align="start" style:justify-single-word="false"/>
      <style:text-properties officeooo:rsid="002693f2" officeooo:paragraph-rsid="00132ebf"/>
    </style:style>
    <style:style style:name="P28" style:family="paragraph" style:parent-style-name="Table_20_Contents">
      <style:paragraph-properties fo:text-align="start" style:justify-single-word="false"/>
      <style:text-properties officeooo:rsid="00405538" officeooo:paragraph-rsid="00132ebf"/>
    </style:style>
    <style:style style:name="P29" style:family="paragraph" style:parent-style-name="Table_20_Contents">
      <style:paragraph-properties fo:text-align="start" style:justify-single-word="false"/>
      <style:text-properties officeooo:rsid="00420feb" officeooo:paragraph-rsid="00132ebf"/>
    </style:style>
    <style:style style:name="P30" style:family="paragraph" style:parent-style-name="Table_20_Contents">
      <style:paragraph-properties fo:text-align="start" style:justify-single-word="false"/>
      <style:text-properties officeooo:rsid="002b87d5" officeooo:paragraph-rsid="00132ebf"/>
    </style:style>
    <style:style style:name="P31" style:family="paragraph" style:parent-style-name="Table_20_Contents">
      <style:paragraph-properties fo:text-align="start" style:justify-single-word="false"/>
      <style:text-properties officeooo:rsid="0043533e" officeooo:paragraph-rsid="00132ebf"/>
    </style:style>
    <style:style style:name="P32" style:family="paragraph" style:parent-style-name="Table_20_Contents">
      <style:paragraph-properties fo:text-align="start" style:justify-single-word="false"/>
      <style:text-properties officeooo:rsid="0044a284" officeooo:paragraph-rsid="00132ebf"/>
    </style:style>
    <style:style style:name="P33" style:family="paragraph" style:parent-style-name="Table_20_Contents">
      <style:paragraph-properties fo:text-align="start" style:justify-single-word="false"/>
      <style:text-properties officeooo:rsid="001fcdf7" officeooo:paragraph-rsid="00132ebf"/>
    </style:style>
    <style:style style:name="P34" style:family="paragraph" style:parent-style-name="Table_20_Contents">
      <style:paragraph-properties fo:text-align="start" style:justify-single-word="false"/>
      <style:text-properties officeooo:rsid="002df869" officeooo:paragraph-rsid="00132ebf"/>
    </style:style>
    <style:style style:name="P35" style:family="paragraph" style:parent-style-name="Table_20_Contents">
      <style:paragraph-properties fo:text-align="start" style:justify-single-word="false"/>
      <style:text-properties officeooo:rsid="0044f7ac" officeooo:paragraph-rsid="00132ebf"/>
    </style:style>
    <style:style style:name="P36" style:family="paragraph" style:parent-style-name="Table_20_Contents">
      <style:paragraph-properties fo:text-align="start" style:justify-single-word="false"/>
      <style:text-properties officeooo:rsid="00450d6e" officeooo:paragraph-rsid="00132ebf"/>
    </style:style>
    <style:style style:name="P37" style:family="paragraph" style:parent-style-name="Table_20_Contents">
      <style:paragraph-properties fo:text-align="start" style:justify-single-word="false"/>
      <style:text-properties officeooo:rsid="001ff030" officeooo:paragraph-rsid="00132ebf"/>
    </style:style>
    <style:style style:name="P38" style:family="paragraph" style:parent-style-name="Table_20_Contents">
      <style:paragraph-properties fo:text-align="start" style:justify-single-word="false"/>
      <style:text-properties officeooo:rsid="0046ec53" officeooo:paragraph-rsid="00132ebf"/>
    </style:style>
    <style:style style:name="P39" style:family="paragraph" style:parent-style-name="Table_20_Contents">
      <style:paragraph-properties fo:text-align="start" style:justify-single-word="false"/>
      <style:text-properties officeooo:rsid="00472cd5" officeooo:paragraph-rsid="00132ebf"/>
    </style:style>
    <style:style style:name="T1" style:family="text">
      <style:text-properties officeooo:rsid="0010f6c0"/>
    </style:style>
    <style:style style:name="T2" style:family="text">
      <style:text-properties officeooo:rsid="00263b3a"/>
    </style:style>
    <style:style style:name="T3" style:family="text">
      <style:text-properties officeooo:rsid="000e5f98"/>
    </style:style>
    <style:style style:name="T4" style:family="text">
      <style:text-properties officeooo:rsid="000f4fc1"/>
    </style:style>
    <style:style style:name="T5" style:family="text">
      <style:text-properties fo:font-style="italic" style:font-style-asian="italic" style:font-style-complex="italic"/>
    </style:style>
    <style:style style:name="T6" style:family="text">
      <style:text-properties officeooo:rsid="004885e1"/>
    </style:style>
    <style:style style:name="T7" style:family="text">
      <style:text-properties officeooo:rsid="003e6d49"/>
    </style:style>
    <style:style style:name="T8" style:family="text">
      <style:text-properties officeooo:rsid="0024de7d"/>
    </style:style>
    <style:style style:name="T9" style:family="text">
      <style:text-properties officeooo:rsid="002b87d5"/>
    </style:style>
    <style:style style:name="T10" style:family="text">
      <style:text-properties officeooo:rsid="002ac9ca"/>
    </style:style>
    <style:style style:name="T11" style:family="text">
      <style:text-properties officeooo:rsid="002cee20"/>
    </style:style>
    <style:style style:name="T12" style:family="text">
      <style:text-properties fo:font-weight="bold" style:font-weight-asian="bold" style:font-weight-complex="bold"/>
    </style:style>
    <style:style style:name="T13" style:family="text">
      <style:text-properties officeooo:rsid="00321678"/>
    </style:style>
    <style:style style:name="T14" style:family="text">
      <style:text-properties officeooo:rsid="003167f8"/>
    </style:style>
    <style:style style:name="T15" style:family="text">
      <style:text-properties officeooo:rsid="001838df"/>
    </style:style>
    <style:style style:name="T16" style:family="text">
      <style:text-properties officeooo:rsid="0019b4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rypto Module </text:span>Technical Documentation</text:p>
      <text:p text:style-name="P2">Dependencies</text:p>
      <text:list xml:id="list7102422224715093894" text:style-name="L1">
        <text:list-item>
          <text:p text:style-name="P5">Crypto++</text:p>
        </text:list-item>
      </text:list>
      <text:p text:style-name="P6"/>
      <text:p text:style-name="P3">Code Hierarchy</text:p>
      <text:p text:style-name="P9">1. Crypto Module</text:p>
      <table:table table:name="Table1" table:style-name="Table1">
        <table:table-column table:style-name="Table1.A"/>
        <table:table-column table:style-name="Table1.B"/>
        <table:table-row>
          <table:table-cell table:style-name="Table1.A1" office:value-type="string">
            <text:p text:style-name="P11">ExportedFunctions</text:p>
          </table:table-cell>
          <table:table-cell table:style-name="Table1.B1" office:value-type="string">
            <text:p text:style-name="P14">This is the C interface to our module, which is also usable to bind our code to older MSVC compiler<text:span text:style-name="T4">s</text:span>, VB 6.0 , <text:span text:style-name="T4">Delphi, etc.</text:span></text:p>
          </table:table-cell>
        </table:table-row>
        <table:table-row>
          <table:table-cell table:style-name="Table1.A2" office:value-type="string">
            <text:p text:style-name="P12">FileCrypt</text:p>
          </table:table-cell>
          <table:table-cell table:style-name="Table1.B2" office:value-type="string">
            <text:p text:style-name="P16"><text:span text:style-name="T2">The main class of our module which implements the actual code.</text:span></text:p>
          </table:table-cell>
        </table:table-row>
        <table:table-row>
          <table:table-cell table:style-name="Table1.A2" office:value-type="string">
            <text:p text:style-name="P13">Utils</text:p>
          </table:table-cell>
          <table:table-cell table:style-name="Table1.B2" office:value-type="string">
            <text:p text:style-name="P15">Provides common utility function such as MultiByte to Wi<text:span text:style-name="T15">deChar string conversion or vice-versa.</text:span></text:p>
          </table:table-cell>
        </table:table-row>
      </table:table>
      <text:p text:style-name="P7"/>
      <text:p text:style-name="P9">2. Testbed: <text:span text:style-name="T3">Example app to show usage of our module</text:span></text:p>
      <text:p text:style-name="P9"><text:span text:style-name="T3"/></text:p>
      <text:p text:style-name="P4">Breif Description</text:p>
      <table:table table:name="Table2" table:style-name="Table2">
        <table:table-column table:style-name="Table2.A"/>
        <table:table-column table:style-name="Table2.B"/>
        <table:table-row>
          <table:table-cell table:style-name="Table2.A1" office:value-type="string">
            <text:p text:style-name="P17">typedef const unsigned char * Key_t;</text:p>
          </table:table-cell>
          <table:table-cell table:style-name="Table2.B1" office:value-type="string">
            <text:p text:style-name="P18"><text:span text:style-name="T4">D</text:span>efines the encryption key type.</text:p>
          </table:table-cell>
        </table:table-row>
        <table:table-row>
          <table:table-cell table:style-name="Table2.A2" office:value-type="string">
            <text:p text:style-name="P17">typedef const unsigned char * IV_t;</text:p>
          </table:table-cell>
          <table:table-cell table:style-name="Table2.B2" office:value-type="string">
            <text:p text:style-name="P18">Defines the initialization vector type.</text:p>
          </table:table-cell>
        </table:table-row>
        <table:table-row>
          <table:table-cell table:style-name="Table2.A2" office:value-type="string">
            <text:p text:style-name="P17">FileCrypt();</text:p>
          </table:table-cell>
          <table:table-cell table:style-name="Table2.B2" office:value-type="string">
            <text:p text:style-name="P19">Default constructor. Please note that this <text:span text:style-name="T16">has been</text:span> provided for C interface. You should call <text:span text:style-name="T5">Initialize</text:span> method afterwards or the library refuses to work. For C++ interface you should always use the second contructor.</text:p>
          </table:table-cell>
        </table:table-row>
        <table:table-row>
          <table:table-cell table:style-name="Table2.A2" office:value-type="string">
            <text:p text:style-name="P17">FileCrypt(Key_t key, std::size_t keySize, IV_t iv, std::size_t ivSize);</text:p>
          </table:table-cell>
          <table:table-cell table:style-name="Table2.B2" office:value-type="string">
            <text:p text:style-name="P19">C++ interface <text:span text:style-name="T6">for the</text:span> constructor.</text:p>
          </table:table-cell>
        </table:table-row>
        <table:table-row>
          <table:table-cell table:style-name="Table2.A2" office:value-type="string">
            <text:p text:style-name="P20">~FileCrypt();</text:p>
          </table:table-cell>
          <table:table-cell table:style-name="Table2.B2" office:value-type="string">
            <text:p text:style-name="P19">Destructor of our class.</text:p>
          </table:table-cell>
        </table:table-row>
        <table:table-row>
          <table:table-cell table:style-name="Table2.A2" office:value-type="string">
            <text:p text:style-name="P21">void Initialize(Key_t key, std::size_t keySize, IV_t iv, std::size_t ivSize);</text:p>
          </table:table-cell>
          <table:table-cell table:style-name="Table2.B2" office:value-type="string">
            <text:p text:style-name="P22">This function initializes the library. Provided to be used right after the default constructor. It's also possible to re-initialize the class using this method.</text:p>
            <text:p text:style-name="P22"/>
            <text:p text:style-name="P23">C Interface</text:p>
            <text:p text:style-name="P23"/>
            <text:p text:style-name="P24"><text:span text:style-name="T7">C_DLLEXPORT </text:span>void Initialize(Crypto::FileCrypt::Key_t key, std::size_t keySize, Crypto::FileCrypt::IV_t iv, <text:soft-page-break/>std::size_t ivSize);</text:p>
          </table:table-cell>
        </table:table-row>
        <table:table-row>
          <table:table-cell table:style-name="Table2.A2" office:value-type="string">
            <text:p text:style-name="P25">bool Encrypt(const std::string &amp;originalFile, const std::string &amp;encryptedFile) const;</text:p>
          </table:table-cell>
          <table:table-cell table:style-name="Table2.B2" office:value-type="string">
            <text:p text:style-name="P22">Encryptes the input file using AES <text:span text:style-name="T8">algorithm</text:span> and write it to a Base64-encoded output file <text:span text:style-name="T9">in one pass.</text:span></text:p>
            <text:p text:style-name="P26">Returns true if successed, otherwise false.</text:p>
            <text:p text:style-name="P27"/>
            <text:p text:style-name="P23">C Interface</text:p>
            <text:p text:style-name="P23"/>
            <text:p text:style-name="P28">C_DLLEXPORT C_BOOL EncryptMultiByte(const char *originalFile, const char *encryptedFile);</text:p>
          </table:table-cell>
        </table:table-row>
        <table:table-row>
          <table:table-cell table:style-name="Table2.A2" office:value-type="string">
            <text:p text:style-name="P25">bool Encrypt(const std::string &amp;originalFile, const std::string &amp;encryptedFile, std::string &amp;out_error) const;</text:p>
          </table:table-cell>
          <table:table-cell table:style-name="Table2.B2" office:value-type="string">
            <text:p text:style-name="P27">Same as the above method. Other than that, it provides the details in the case of error. If no error has been occurred it returns false with an empty string in <text:span text:style-name="T10">its </text:span>third parameter. Otherwise, the error details.</text:p>
            <text:p text:style-name="P27"/>
            <text:p text:style-name="P23">C Interface</text:p>
            <text:p text:style-name="P23"/>
            <text:p text:style-name="P29">C_DLLEXPORT C_BOOL EncryptMultiByteErr(const char *originalFile, const char *encryptedFile, char *out_error);</text:p>
          </table:table-cell>
        </table:table-row>
        <table:table-row>
          <table:table-cell table:style-name="Table2.A2" office:value-type="string">
            <text:p text:style-name="P25">bool Decrypt(const std::string &amp;encryptedFile, const std::string &amp;decryptedFile) const;</text:p>
          </table:table-cell>
          <table:table-cell table:style-name="Table2.B2" office:value-type="string">
            <text:p text:style-name="P30">Decrypts the Base64-encoded file and writes the original recovered data <text:span text:style-name="T11">from AES</text:span> to an output file.</text:p>
            <text:p text:style-name="P26">Returns true if successed, otherwise false.</text:p>
            <text:p text:style-name="P22"/>
            <text:p text:style-name="P23">C Interface</text:p>
            <text:p text:style-name="P23"/>
            <text:p text:style-name="P31">C_DLLEXPORT C_BOOL DecryptMultiByte(const char *encryptedFile, const char *decryptedFile);</text:p>
          </table:table-cell>
        </table:table-row>
        <table:table-row>
          <table:table-cell table:style-name="Table2.A2" office:value-type="string">
            <text:p text:style-name="P25">bool Decrypt(const std::string &amp;encryptedFile, const std::string &amp;decryptedFile, std::string &amp;out_error) const;</text:p>
          </table:table-cell>
          <table:table-cell table:style-name="Table2.B2" office:value-type="string">
            <text:p text:style-name="P27">Same as the above method. Other than that, it provides the details in the case of error. If no error has been occurred it returns false with an empty string in <text:span text:style-name="T10">its </text:span>third parameter. Otherwise, the error details.</text:p>
            <text:p text:style-name="P27"/>
            <text:p text:style-name="P24"><text:span text:style-name="T12">C Interface</text:span></text:p>
            <text:p text:style-name="P24"><text:span text:style-name="T12"/></text:p>
            <text:p text:style-name="P32">C_DLLEXPORT C_BOOL DecryptMultiByteErr(const char *encryptedFile, const char *decryptedFile, char *out_error);</text:p>
          </table:table-cell>
        </table:table-row>
        <table:table-row>
          <table:table-cell table:style-name="Table2.A2" office:value-type="string">
            <text:p text:style-name="P33">bool Encrypt(const std::wstring &amp;originalFile, const std::wstring &amp;encryptedFile) const;</text:p>
          </table:table-cell>
          <table:table-cell table:style-name="Table2.B2" office:value-type="string">
            <text:p text:style-name="P34">Unicode-aware version of the same MultiByte <text:span text:style-name="T13">version of the</text:span> <text:span text:style-name="T14">method</text:span>.</text:p>
            <text:p text:style-name="P34"/>
            <text:p text:style-name="P24"><text:soft-page-break/><text:span text:style-name="T12">C Interface</text:span></text:p>
            <text:p text:style-name="P24"><text:span text:style-name="T12"/></text:p>
            <text:p text:style-name="P35">C_DLLEXPORT C_BOOL EncryptWideChar(const wchar_t *originalFile, const wchar_t *encryptedFile);</text:p>
          </table:table-cell>
        </table:table-row>
        <table:table-row>
          <table:table-cell table:style-name="Table2.A2" office:value-type="string">
            <text:p text:style-name="P33">bool Encrypt(const std::wstring &amp;originalFile, const std::wstring &amp;encryptedFile, std::wstring &amp;out_error) const;</text:p>
          </table:table-cell>
          <table:table-cell table:style-name="Table2.B2" office:value-type="string">
            <text:p text:style-name="P34">Unicode-aware version of the same MultiByte <text:span text:style-name="T13">version of the</text:span> <text:span text:style-name="T14">method</text:span>.</text:p>
            <text:p text:style-name="P22"/>
            <text:p text:style-name="P23">C Interface</text:p>
            <text:p text:style-name="P23"/>
            <text:p text:style-name="P36">C_DLLEXPORT C_BOOL EncryptWideCharErr(const wchar_t *originalFile, const wchar_t *encryptedFile, wchar_t *out_error);</text:p>
          </table:table-cell>
        </table:table-row>
        <table:table-row>
          <table:table-cell table:style-name="Table2.A2" office:value-type="string">
            <text:p text:style-name="P37">bool Decrypt(const std::wstring &amp;encryptedFile, const std::wstring &amp;decryptedFile) const;</text:p>
          </table:table-cell>
          <table:table-cell table:style-name="Table2.B2" office:value-type="string">
            <text:p text:style-name="P34">Unicode-aware version of the same MultiByte <text:span text:style-name="T13">version of the</text:span> <text:span text:style-name="T14">method</text:span>.</text:p>
            <text:p text:style-name="P22"/>
            <text:p text:style-name="P23">C Interface</text:p>
            <text:p text:style-name="P23"/>
            <text:p text:style-name="P38">C_DLLEXPORT C_BOOL DecryptWideChar(const wchar_t *encryptedFile, const wchar_t *decryptedFile);</text:p>
          </table:table-cell>
        </table:table-row>
        <table:table-row>
          <table:table-cell table:style-name="Table2.A2" office:value-type="string">
            <text:p text:style-name="P37">bool Decrypt(const std::wstring &amp;encryptedFile, const std::wstring &amp;decryptedFile, std::wstring &amp;out_error) const;</text:p>
          </table:table-cell>
          <table:table-cell table:style-name="Table2.B2" office:value-type="string">
            <text:p text:style-name="P34">Unicode-aware version of the same MultiByte <text:span text:style-name="T13">version of the</text:span> <text:span text:style-name="T14">method</text:span>.</text:p>
            <text:p text:style-name="P22"/>
            <text:p text:style-name="P23">C Interface</text:p>
            <text:p text:style-name="P23"/>
            <text:p text:style-name="P39">C_DLLEXPORT C_BOOL DecryptWideCharErr(const wchar_t *encryptedFile, const wchar_t *decryptedFile, wchar_t *out_error);</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2S</meta:editing-duration>
    <meta:editing-cycles>24</meta:editing-cycles>
    <meta:generator>LibreOffice/4.1.2.3$Windows_x86 LibreOffice_project/40b2d7fde7e8d2d7bc5a449dc65df4d08a7dd38</meta:generator>
    <dc:date>2013-11-26T16:47:48.088000000</dc:date>
    <meta:document-statistic meta:table-count="2" meta:image-count="0" meta:object-count="0" meta:page-count="3" meta:paragraph-count="61" meta:word-count="518" meta:character-count="4034" meta:non-whitespace-character-count="3578"/>
    <meta:user-defined meta:name="Info 1"/>
    <meta:user-defined meta:name="Info 2"/>
    <meta:user-defined meta:name="Info 3"/>
    <meta:user-defined meta:name="Info 4"/>
  </office:meta>
</office:document-meta>
</file>